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cytoplasmic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WTN3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Q9WTN3|1-498</text:p>
          </table:table-cell>
          <table:table-cell office:value-type="string" calcext:value-type="string">
            <text:p>True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 office:value-type="string" calcext:value-type="string">
            <text:p>Q91XE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91XE9|1-338</text:p>
          </table:table-cell>
          <table:table-cell office:value-type="string" calcext:value-type="string">
            <text:p>True</text:p>
          </table:table-cell>
          <table:table-cell office:value-type="float" office:value="0.9972" calcext:value-type="float">
            <text:p>0.9972</text:p>
          </table:table-cell>
        </table:table-row>
        <table:table-row table:style-name="ro1">
          <table:table-cell office:value-type="string" calcext:value-type="string">
            <text:p>F6VAN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F6VAN0|1-398</text:p>
          </table:table-cell>
          <table:table-cell office:value-type="string" calcext:value-type="string">
            <text:p>True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office:value-type="string" calcext:value-type="string">
            <text:p>O3545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O35451|2-414</text:p>
          </table:table-cell>
          <table:table-cell office:value-type="string" calcext:value-type="string">
            <text:p>True</text:p>
          </table:table-cell>
          <table:table-cell office:value-type="float" office:value="0.9953" calcext:value-type="float">
            <text:p>0.9953</text:p>
          </table:table-cell>
        </table:table-row>
        <table:table-row table:style-name="ro1">
          <table:table-cell office:value-type="string" calcext:value-type="string">
            <text:p>P70403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P70403|1-640</text:p>
          </table:table-cell>
          <table:table-cell office:value-type="string" calcext:value-type="string">
            <text:p>True</text:p>
          </table:table-cell>
          <table:table-cell office:value-type="float" office:value="0.9945" calcext:value-type="float">
            <text:p>0.9945</text:p>
          </table:table-cell>
        </table:table-row>
        <table:table-row table:style-name="ro1">
          <table:table-cell office:value-type="string" calcext:value-type="string">
            <text:p>Q9Z125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Z125|1-397</text:p>
          </table:table-cell>
          <table:table-cell office:value-type="string" calcext:value-type="string">
            <text:p>True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1">
          <table:table-cell office:value-type="string" calcext:value-type="string">
            <text:p>Q922Z1</text:p>
          </table:table-cell>
          <table:table-cell office:value-type="string" calcext:value-type="string">
            <text:p>Ldaf1</text:p>
          </table:table-cell>
          <table:table-cell office:value-type="string" calcext:value-type="string">
            <text:p>sp|Q922Z1|1-61</text:p>
          </table:table-cell>
          <table:table-cell office:value-type="string" calcext:value-type="string">
            <text:p>True</text:p>
          </table:table-cell>
          <table:table-cell office:value-type="float" office:value="0.9917" calcext:value-type="float">
            <text:p>0.9917</text:p>
          </table:table-cell>
        </table:table-row>
        <table:table-row table:style-name="ro1">
          <table:table-cell office:value-type="string" calcext:value-type="string">
            <text:p>Q9JJ00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Q9JJ00|1-314</text:p>
          </table:table-cell>
          <table:table-cell office:value-type="string" calcext:value-type="string">
            <text:p>True</text:p>
          </table:table-cell>
          <table:table-cell office:value-type="float" office:value="0.9913" calcext:value-type="float">
            <text:p>0.9913</text:p>
          </table:table-cell>
        </table:table-row>
        <table:table-row table:style-name="ro1">
          <table:table-cell office:value-type="string" calcext:value-type="string">
            <text:p>Q9D2A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9D2A5|1-292</text:p>
          </table:table-cell>
          <table:table-cell office:value-type="string" calcext:value-type="string">
            <text:p>True</text:p>
          </table:table-cell>
          <table:table-cell office:value-type="float" office:value="0.9909" calcext:value-type="float">
            <text:p>0.9909</text:p>
          </table:table-cell>
        </table:table-row>
        <table:table-row table:style-name="ro1">
          <table:table-cell office:value-type="string" calcext:value-type="string">
            <text:p>Q8BH52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8BH52|1-399</text:p>
          </table:table-cell>
          <table:table-cell office:value-type="string" calcext:value-type="string">
            <text:p>True</text:p>
          </table:table-cell>
          <table:table-cell office:value-type="float" office:value="0.9876" calcext:value-type="float">
            <text:p>0.9876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09-1200</text:p>
          </table:table-cell>
          <table:table-cell office:value-type="string" calcext:value-type="string">
            <text:p>True</text:p>
          </table:table-cell>
          <table:table-cell office:value-type="float" office:value="0.9852" calcext:value-type="float">
            <text:p>0.9852</text:p>
          </table:table-cell>
        </table:table-row>
        <table:table-row table:style-name="ro1">
          <table:table-cell office:value-type="string" calcext:value-type="string">
            <text:p>O35426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O35426|1-198</text:p>
          </table:table-cell>
          <table:table-cell office:value-type="string" calcext:value-type="string">
            <text:p>True</text:p>
          </table:table-cell>
          <table:table-cell office:value-type="float" office:value="0.9794" calcext:value-type="float">
            <text:p>0.9794</text:p>
          </table:table-cell>
        </table:table-row>
        <table:table-row table:style-name="ro1">
          <table:table-cell office:value-type="string" calcext:value-type="string">
            <text:p>Q61817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Q61817|1-282</text:p>
          </table:table-cell>
          <table:table-cell office:value-type="string" calcext:value-type="string">
            <text:p>True</text:p>
          </table:table-cell>
          <table:table-cell office:value-type="float" office:value="0.9644" calcext:value-type="float">
            <text:p>0.9644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09-1221</text:p>
          </table:table-cell>
          <table:table-cell office:value-type="string" calcext:value-type="string">
            <text:p>True</text:p>
          </table:table-cell>
          <table:table-cell office:value-type="float" office:value="0.9639" calcext:value-type="float">
            <text:p>0.9639</text:p>
          </table:table-cell>
        </table:table-row>
        <table:table-row table:style-name="ro1">
          <table:table-cell office:value-type="string" calcext:value-type="string">
            <text:p>Q9ET78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ET78|1-695</text:p>
          </table:table-cell>
          <table:table-cell office:value-type="string" calcext:value-type="string">
            <text:p>True</text:p>
          </table:table-cell>
          <table:table-cell office:value-type="float" office:value="0.9496" calcext:value-type="float">
            <text:p>0.9496</text:p>
          </table:table-cell>
        </table:table-row>
        <table:table-row table:style-name="ro1">
          <table:table-cell office:value-type="string" calcext:value-type="string">
            <text:p>P9744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P97445|1738-2368</text:p>
          </table:table-cell>
          <table:table-cell office:value-type="string" calcext:value-type="string">
            <text:p>True</text:p>
          </table:table-cell>
          <table:table-cell office:value-type="float" office:value="0.9472" calcext:value-type="float">
            <text:p>0.9472</text:p>
          </table:table-cell>
        </table:table-row>
        <table:table-row table:style-name="ro1">
          <table:table-cell office:value-type="string" calcext:value-type="string">
            <text:p>Q9Z2J6</text:p>
          </table:table-cell>
          <table:table-cell office:value-type="string" calcext:value-type="string">
            <text:p>Ptgdr2</text:p>
          </table:table-cell>
          <table:table-cell office:value-type="string" calcext:value-type="string">
            <text:p>sp|Q9Z2J6|288-357</text:p>
          </table:table-cell>
          <table:table-cell office:value-type="string" calcext:value-type="string">
            <text:p>True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P37172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P37172|124-509</text:p>
          </table:table-cell>
          <table:table-cell office:value-type="string" calcext:value-type="string">
            <text:p>True</text:p>
          </table:table-cell>
          <table:table-cell office:value-type="float" office:value="0.9454" calcext:value-type="float">
            <text:p>0.9454</text:p>
          </table:table-cell>
        </table:table-row>
        <table:table-row table:style-name="ro1">
          <table:table-cell office:value-type="string" calcext:value-type="string">
            <text:p>P36895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5|153-532</text:p>
          </table:table-cell>
          <table:table-cell office:value-type="string" calcext:value-type="string">
            <text:p>True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Q9DCW2</text:p>
          </table:table-cell>
          <table:table-cell office:value-type="string" calcext:value-type="string">
            <text:p>Plscr2</text:p>
          </table:table-cell>
          <table:table-cell office:value-type="string" calcext:value-type="string">
            <text:p>sp|Q9DCW2|1-303</text:p>
          </table:table-cell>
          <table:table-cell office:value-type="string" calcext:value-type="string">
            <text:p>True</text:p>
          </table:table-cell>
          <table:table-cell office:value-type="float" office:value="0.8868" calcext:value-type="float">
            <text:p>0.8868</text:p>
          </table:table-cell>
        </table:table-row>
        <table:table-row table:style-name="ro1">
          <table:table-cell office:value-type="string" calcext:value-type="string">
            <text:p>Q3U1N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3U1N2|1-491</text:p>
          </table:table-cell>
          <table:table-cell office:value-type="string" calcext:value-type="string">
            <text:p>True</text:p>
          </table:table-cell>
          <table:table-cell office:value-type="float" office:value="0.8348" calcext:value-type="float">
            <text:p>0.8348</text:p>
          </table:table-cell>
        </table:table-row>
        <table:table-row table:style-name="ro1">
          <table:table-cell office:value-type="string" calcext:value-type="string">
            <text:p>Q2TV84</text:p>
          </table:table-cell>
          <table:table-cell office:value-type="string" calcext:value-type="string">
            <text:p>Trpm1</text:p>
          </table:table-cell>
          <table:table-cell office:value-type="string" calcext:value-type="string">
            <text:p>sp|Q2TV84|1151-1622</text:p>
          </table:table-cell>
          <table:table-cell office:value-type="string" calcext:value-type="string">
            <text:p>True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Q8BWM0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8BWM0|57-384</text:p>
          </table:table-cell>
          <table:table-cell office:value-type="string" calcext:value-type="string">
            <text:p>True</text:p>
          </table:table-cell>
          <table:table-cell office:value-type="float" office:value="0.7668" calcext:value-type="float">
            <text:p>0.7668</text:p>
          </table:table-cell>
        </table:table-row>
        <table:table-row table:style-name="ro1">
          <table:table-cell office:value-type="string" calcext:value-type="string">
            <text:p>Q80WT0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80WT0|1-628</text:p>
          </table:table-cell>
          <table:table-cell office:value-type="string" calcext:value-type="string">
            <text:p>True</text:p>
          </table:table-cell>
          <table:table-cell office:value-type="float" office:value="0.7274" calcext:value-type="float">
            <text:p>0.7274</text:p>
          </table:table-cell>
        </table:table-row>
        <table:table-row table:style-name="ro1">
          <table:table-cell office:value-type="string" calcext:value-type="string">
            <text:p>O88983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sp|O88983|1-232</text:p>
          </table:table-cell>
          <table:table-cell office:value-type="string" calcext:value-type="string">
            <text:p>True</text:p>
          </table:table-cell>
          <table:table-cell office:value-type="float" office:value="0.6981" calcext:value-type="float">
            <text:p>0.6981</text:p>
          </table:table-cell>
        </table:table-row>
        <table:table-row table:style-name="ro1">
          <table:table-cell office:value-type="string" calcext:value-type="string">
            <text:p>Q99J27</text:p>
          </table:table-cell>
          <table:table-cell office:value-type="string" calcext:value-type="string">
            <text:p>Slc33a1</text:p>
          </table:table-cell>
          <table:table-cell office:value-type="string" calcext:value-type="string">
            <text:p>sp|Q99J27|1-95</text:p>
          </table:table-cell>
          <table:table-cell office:value-type="string" calcext:value-type="string">
            <text:p>True</text:p>
          </table:table-cell>
          <table:table-cell office:value-type="float" office:value="0.6727" calcext:value-type="float">
            <text:p>0.6727</text:p>
          </table:table-cell>
        </table:table-row>
        <table:table-row table:style-name="ro1">
          <table:table-cell office:value-type="string" calcext:value-type="string">
            <text:p>Q80ZE5</text:p>
          </table:table-cell>
          <table:table-cell office:value-type="string" calcext:value-type="string">
            <text:p>Paqr8</text:p>
          </table:table-cell>
          <table:table-cell office:value-type="string" calcext:value-type="string">
            <text:p>sp|Q80ZE5|284-315</text:p>
          </table:table-cell>
          <table:table-cell office:value-type="string" calcext:value-type="string">
            <text:p>True</text:p>
          </table:table-cell>
          <table:table-cell office:value-type="float" office:value="0.6537" calcext:value-type="float">
            <text:p>0.6537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30-1221</text:p>
          </table:table-cell>
          <table:table-cell office:value-type="string" calcext:value-type="string">
            <text:p>True</text:p>
          </table:table-cell>
          <table:table-cell office:value-type="float" office:value="0.6501" calcext:value-type="float">
            <text:p>0.6501</text:p>
          </table:table-cell>
        </table:table-row>
        <table:table-row table:style-name="ro1">
          <table:table-cell office:value-type="string" calcext:value-type="string">
            <text:p>Q91ZR5</text:p>
          </table:table-cell>
          <table:table-cell office:value-type="string" calcext:value-type="string">
            <text:p>Catsper1</text:p>
          </table:table-cell>
          <table:table-cell office:value-type="string" calcext:value-type="string">
            <text:p>sp|Q91ZR5|1-373</text:p>
          </table:table-cell>
          <table:table-cell office:value-type="string" calcext:value-type="string">
            <text:p>True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Q9ER80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ER80|1-248</text:p>
          </table:table-cell>
          <table:table-cell office:value-type="string" calcext:value-type="string">
            <text:p>True</text:p>
          </table:table-cell>
          <table:table-cell office:value-type="float" office:value="0.5718" calcext:value-type="float">
            <text:p>0.5718</text:p>
          </table:table-cell>
        </table:table-row>
        <table:table-row table:style-name="ro1">
          <table:table-cell office:value-type="string" calcext:value-type="string">
            <text:p>Q9Z0V2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Z0V2|385-630</text:p>
          </table:table-cell>
          <table:table-cell office:value-type="string" calcext:value-type="string">
            <text:p>True</text:p>
          </table:table-cell>
          <table:table-cell office:value-type="float" office:value="0.5493" calcext:value-type="float">
            <text:p>0.5493</text:p>
          </table:table-cell>
        </table:table-row>
        <table:table-row table:style-name="ro1">
          <table:table-cell office:value-type="string" calcext:value-type="string">
            <text:p>Q6PCP7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6PCP7|289-798</text:p>
          </table:table-cell>
          <table:table-cell office:value-type="string" calcext:value-type="string">
            <text:p>True</text:p>
          </table:table-cell>
          <table:table-cell office:value-type="float" office:value="0.5435" calcext:value-type="float">
            <text:p>0.5435</text:p>
          </table:table-cell>
        </table:table-row>
        <table:table-row table:style-name="ro1">
          <table:table-cell office:value-type="string" calcext:value-type="string">
            <text:p>Q80ZF8</text:p>
          </table:table-cell>
          <table:table-cell office:value-type="string" calcext:value-type="string">
            <text:p>Adgrb3</text:p>
          </table:table-cell>
          <table:table-cell office:value-type="string" calcext:value-type="string">
            <text:p>sp|Q80ZF8|1126-1522</text:p>
          </table:table-cell>
          <table:table-cell office:value-type="string" calcext:value-type="string">
            <text:p>True</text:p>
          </table:table-cell>
          <table:table-cell office:value-type="float" office:value="0.5193" calcext:value-type="float">
            <text:p>0.5193</text:p>
          </table:table-cell>
        </table:table-row>
      </table:table>
      <table:table table:name="all_cytoplasmic_true_uniq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WTN3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Q9WTN3|1-498</text:p>
          </table:table-cell>
          <table:table-cell office:value-type="string" calcext:value-type="string">
            <text:p>True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 office:value-type="string" calcext:value-type="string">
            <text:p>Q91XE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91XE9|1-338</text:p>
          </table:table-cell>
          <table:table-cell office:value-type="string" calcext:value-type="string">
            <text:p>True</text:p>
          </table:table-cell>
          <table:table-cell office:value-type="float" office:value="0.9972" calcext:value-type="float">
            <text:p>0.9972</text:p>
          </table:table-cell>
        </table:table-row>
        <table:table-row table:style-name="ro1">
          <table:table-cell office:value-type="string" calcext:value-type="string">
            <text:p>F6VAN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F6VAN0|1-398</text:p>
          </table:table-cell>
          <table:table-cell office:value-type="string" calcext:value-type="string">
            <text:p>True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office:value-type="string" calcext:value-type="string">
            <text:p>O3545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O35451|2-414</text:p>
          </table:table-cell>
          <table:table-cell office:value-type="string" calcext:value-type="string">
            <text:p>True</text:p>
          </table:table-cell>
          <table:table-cell office:value-type="float" office:value="0.9953" calcext:value-type="float">
            <text:p>0.9953</text:p>
          </table:table-cell>
        </table:table-row>
        <table:table-row table:style-name="ro1">
          <table:table-cell office:value-type="string" calcext:value-type="string">
            <text:p>P70403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P70403|1-640</text:p>
          </table:table-cell>
          <table:table-cell office:value-type="string" calcext:value-type="string">
            <text:p>True</text:p>
          </table:table-cell>
          <table:table-cell office:value-type="float" office:value="0.9945" calcext:value-type="float">
            <text:p>0.9945</text:p>
          </table:table-cell>
        </table:table-row>
        <table:table-row table:style-name="ro1">
          <table:table-cell office:value-type="string" calcext:value-type="string">
            <text:p>Q9Z125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Z125|1-397</text:p>
          </table:table-cell>
          <table:table-cell office:value-type="string" calcext:value-type="string">
            <text:p>True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1">
          <table:table-cell office:value-type="string" calcext:value-type="string">
            <text:p>Q922Z1</text:p>
          </table:table-cell>
          <table:table-cell office:value-type="string" calcext:value-type="string">
            <text:p>Ldaf1</text:p>
          </table:table-cell>
          <table:table-cell office:value-type="string" calcext:value-type="string">
            <text:p>sp|Q922Z1|1-61</text:p>
          </table:table-cell>
          <table:table-cell office:value-type="string" calcext:value-type="string">
            <text:p>True</text:p>
          </table:table-cell>
          <table:table-cell office:value-type="float" office:value="0.9917" calcext:value-type="float">
            <text:p>0.9917</text:p>
          </table:table-cell>
        </table:table-row>
        <table:table-row table:style-name="ro1">
          <table:table-cell office:value-type="string" calcext:value-type="string">
            <text:p>Q9JJ00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Q9JJ00|1-314</text:p>
          </table:table-cell>
          <table:table-cell office:value-type="string" calcext:value-type="string">
            <text:p>True</text:p>
          </table:table-cell>
          <table:table-cell office:value-type="float" office:value="0.9913" calcext:value-type="float">
            <text:p>0.9913</text:p>
          </table:table-cell>
        </table:table-row>
        <table:table-row table:style-name="ro1">
          <table:table-cell office:value-type="string" calcext:value-type="string">
            <text:p>Q9D2A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9D2A5|1-292</text:p>
          </table:table-cell>
          <table:table-cell office:value-type="string" calcext:value-type="string">
            <text:p>True</text:p>
          </table:table-cell>
          <table:table-cell office:value-type="float" office:value="0.9909" calcext:value-type="float">
            <text:p>0.9909</text:p>
          </table:table-cell>
        </table:table-row>
        <table:table-row table:style-name="ro1">
          <table:table-cell office:value-type="string" calcext:value-type="string">
            <text:p>Q8BH52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8BH52|1-399</text:p>
          </table:table-cell>
          <table:table-cell office:value-type="string" calcext:value-type="string">
            <text:p>True</text:p>
          </table:table-cell>
          <table:table-cell office:value-type="float" office:value="0.9876" calcext:value-type="float">
            <text:p>0.9876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09-1200</text:p>
          </table:table-cell>
          <table:table-cell office:value-type="string" calcext:value-type="string">
            <text:p>True</text:p>
          </table:table-cell>
          <table:table-cell office:value-type="float" office:value="0.9852" calcext:value-type="float">
            <text:p>0.9852</text:p>
          </table:table-cell>
        </table:table-row>
        <table:table-row table:style-name="ro1">
          <table:table-cell office:value-type="string" calcext:value-type="string">
            <text:p>O35426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O35426|1-198</text:p>
          </table:table-cell>
          <table:table-cell office:value-type="string" calcext:value-type="string">
            <text:p>True</text:p>
          </table:table-cell>
          <table:table-cell office:value-type="float" office:value="0.9794" calcext:value-type="float">
            <text:p>0.9794</text:p>
          </table:table-cell>
        </table:table-row>
        <table:table-row table:style-name="ro1">
          <table:table-cell office:value-type="string" calcext:value-type="string">
            <text:p>Q61817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Q61817|1-282</text:p>
          </table:table-cell>
          <table:table-cell office:value-type="string" calcext:value-type="string">
            <text:p>True</text:p>
          </table:table-cell>
          <table:table-cell office:value-type="float" office:value="0.9644" calcext:value-type="float">
            <text:p>0.9644</text:p>
          </table:table-cell>
        </table:table-row>
        <table:table-row table:style-name="ro1">
          <table:table-cell office:value-type="string" calcext:value-type="string">
            <text:p>Q9ET78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ET78|1-695</text:p>
          </table:table-cell>
          <table:table-cell office:value-type="string" calcext:value-type="string">
            <text:p>True</text:p>
          </table:table-cell>
          <table:table-cell office:value-type="float" office:value="0.9496" calcext:value-type="float">
            <text:p>0.9496</text:p>
          </table:table-cell>
        </table:table-row>
        <table:table-row table:style-name="ro1">
          <table:table-cell office:value-type="string" calcext:value-type="string">
            <text:p>P9744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P97445|1738-2368</text:p>
          </table:table-cell>
          <table:table-cell office:value-type="string" calcext:value-type="string">
            <text:p>True</text:p>
          </table:table-cell>
          <table:table-cell office:value-type="float" office:value="0.9472" calcext:value-type="float">
            <text:p>0.9472</text:p>
          </table:table-cell>
        </table:table-row>
        <table:table-row table:style-name="ro1">
          <table:table-cell office:value-type="string" calcext:value-type="string">
            <text:p>Q9Z2J6</text:p>
          </table:table-cell>
          <table:table-cell office:value-type="string" calcext:value-type="string">
            <text:p>Ptgdr2</text:p>
          </table:table-cell>
          <table:table-cell office:value-type="string" calcext:value-type="string">
            <text:p>sp|Q9Z2J6|288-357</text:p>
          </table:table-cell>
          <table:table-cell office:value-type="string" calcext:value-type="string">
            <text:p>True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P37172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P37172|124-509</text:p>
          </table:table-cell>
          <table:table-cell office:value-type="string" calcext:value-type="string">
            <text:p>True</text:p>
          </table:table-cell>
          <table:table-cell office:value-type="float" office:value="0.9454" calcext:value-type="float">
            <text:p>0.9454</text:p>
          </table:table-cell>
        </table:table-row>
        <table:table-row table:style-name="ro1">
          <table:table-cell office:value-type="string" calcext:value-type="string">
            <text:p>P36895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5|153-532</text:p>
          </table:table-cell>
          <table:table-cell office:value-type="string" calcext:value-type="string">
            <text:p>True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Q9DCW2</text:p>
          </table:table-cell>
          <table:table-cell office:value-type="string" calcext:value-type="string">
            <text:p>Plscr2</text:p>
          </table:table-cell>
          <table:table-cell office:value-type="string" calcext:value-type="string">
            <text:p>sp|Q9DCW2|1-303</text:p>
          </table:table-cell>
          <table:table-cell office:value-type="string" calcext:value-type="string">
            <text:p>True</text:p>
          </table:table-cell>
          <table:table-cell office:value-type="float" office:value="0.8868" calcext:value-type="float">
            <text:p>0.8868</text:p>
          </table:table-cell>
        </table:table-row>
        <table:table-row table:style-name="ro1">
          <table:table-cell office:value-type="string" calcext:value-type="string">
            <text:p>Q3U1N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3U1N2|1-491</text:p>
          </table:table-cell>
          <table:table-cell office:value-type="string" calcext:value-type="string">
            <text:p>True</text:p>
          </table:table-cell>
          <table:table-cell office:value-type="float" office:value="0.8348" calcext:value-type="float">
            <text:p>0.8348</text:p>
          </table:table-cell>
        </table:table-row>
        <table:table-row table:style-name="ro1">
          <table:table-cell office:value-type="string" calcext:value-type="string">
            <text:p>Q2TV84</text:p>
          </table:table-cell>
          <table:table-cell office:value-type="string" calcext:value-type="string">
            <text:p>Trpm1</text:p>
          </table:table-cell>
          <table:table-cell office:value-type="string" calcext:value-type="string">
            <text:p>sp|Q2TV84|1151-1622</text:p>
          </table:table-cell>
          <table:table-cell office:value-type="string" calcext:value-type="string">
            <text:p>True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Q8BWM0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8BWM0|57-384</text:p>
          </table:table-cell>
          <table:table-cell office:value-type="string" calcext:value-type="string">
            <text:p>True</text:p>
          </table:table-cell>
          <table:table-cell office:value-type="float" office:value="0.7668" calcext:value-type="float">
            <text:p>0.7668</text:p>
          </table:table-cell>
        </table:table-row>
        <table:table-row table:style-name="ro1">
          <table:table-cell office:value-type="string" calcext:value-type="string">
            <text:p>Q80WT0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80WT0|1-628</text:p>
          </table:table-cell>
          <table:table-cell office:value-type="string" calcext:value-type="string">
            <text:p>True</text:p>
          </table:table-cell>
          <table:table-cell office:value-type="float" office:value="0.7274" calcext:value-type="float">
            <text:p>0.7274</text:p>
          </table:table-cell>
        </table:table-row>
        <table:table-row table:style-name="ro1">
          <table:table-cell office:value-type="string" calcext:value-type="string">
            <text:p>O88983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sp|O88983|1-232</text:p>
          </table:table-cell>
          <table:table-cell office:value-type="string" calcext:value-type="string">
            <text:p>True</text:p>
          </table:table-cell>
          <table:table-cell office:value-type="float" office:value="0.6981" calcext:value-type="float">
            <text:p>0.6981</text:p>
          </table:table-cell>
        </table:table-row>
        <table:table-row table:style-name="ro1">
          <table:table-cell office:value-type="string" calcext:value-type="string">
            <text:p>Q99J27</text:p>
          </table:table-cell>
          <table:table-cell office:value-type="string" calcext:value-type="string">
            <text:p>Slc33a1</text:p>
          </table:table-cell>
          <table:table-cell office:value-type="string" calcext:value-type="string">
            <text:p>sp|Q99J27|1-95</text:p>
          </table:table-cell>
          <table:table-cell office:value-type="string" calcext:value-type="string">
            <text:p>True</text:p>
          </table:table-cell>
          <table:table-cell office:value-type="float" office:value="0.6727" calcext:value-type="float">
            <text:p>0.6727</text:p>
          </table:table-cell>
        </table:table-row>
        <table:table-row table:style-name="ro1">
          <table:table-cell office:value-type="string" calcext:value-type="string">
            <text:p>Q80ZE5</text:p>
          </table:table-cell>
          <table:table-cell office:value-type="string" calcext:value-type="string">
            <text:p>Paqr8</text:p>
          </table:table-cell>
          <table:table-cell office:value-type="string" calcext:value-type="string">
            <text:p>sp|Q80ZE5|284-315</text:p>
          </table:table-cell>
          <table:table-cell office:value-type="string" calcext:value-type="string">
            <text:p>True</text:p>
          </table:table-cell>
          <table:table-cell office:value-type="float" office:value="0.6537" calcext:value-type="float">
            <text:p>0.6537</text:p>
          </table:table-cell>
        </table:table-row>
        <table:table-row table:style-name="ro1">
          <table:table-cell office:value-type="string" calcext:value-type="string">
            <text:p>Q91ZR5</text:p>
          </table:table-cell>
          <table:table-cell office:value-type="string" calcext:value-type="string">
            <text:p>Catsper1</text:p>
          </table:table-cell>
          <table:table-cell office:value-type="string" calcext:value-type="string">
            <text:p>sp|Q91ZR5|1-373</text:p>
          </table:table-cell>
          <table:table-cell office:value-type="string" calcext:value-type="string">
            <text:p>True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Q9ER80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ER80|1-248</text:p>
          </table:table-cell>
          <table:table-cell office:value-type="string" calcext:value-type="string">
            <text:p>True</text:p>
          </table:table-cell>
          <table:table-cell office:value-type="float" office:value="0.5718" calcext:value-type="float">
            <text:p>0.5718</text:p>
          </table:table-cell>
        </table:table-row>
        <table:table-row table:style-name="ro1">
          <table:table-cell office:value-type="string" calcext:value-type="string">
            <text:p>Q9Z0V2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Z0V2|385-630</text:p>
          </table:table-cell>
          <table:table-cell office:value-type="string" calcext:value-type="string">
            <text:p>True</text:p>
          </table:table-cell>
          <table:table-cell office:value-type="float" office:value="0.5493" calcext:value-type="float">
            <text:p>0.5493</text:p>
          </table:table-cell>
        </table:table-row>
        <table:table-row table:style-name="ro1">
          <table:table-cell office:value-type="string" calcext:value-type="string">
            <text:p>Q6PCP7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6PCP7|289-798</text:p>
          </table:table-cell>
          <table:table-cell office:value-type="string" calcext:value-type="string">
            <text:p>True</text:p>
          </table:table-cell>
          <table:table-cell office:value-type="float" office:value="0.5435" calcext:value-type="float">
            <text:p>0.5435</text:p>
          </table:table-cell>
        </table:table-row>
        <table:table-row table:style-name="ro1">
          <table:table-cell office:value-type="string" calcext:value-type="string">
            <text:p>Q80ZF8</text:p>
          </table:table-cell>
          <table:table-cell office:value-type="string" calcext:value-type="string">
            <text:p>Adgrb3</text:p>
          </table:table-cell>
          <table:table-cell office:value-type="string" calcext:value-type="string">
            <text:p>sp|Q80ZF8|1126-1522</text:p>
          </table:table-cell>
          <table:table-cell office:value-type="string" calcext:value-type="string">
            <text:p>True</text:p>
          </table:table-cell>
          <table:table-cell office:value-type="float" office:value="0.5193" calcext:value-type="float">
            <text:p>0.5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2:22:53.837611489</dc:date>
    <meta:editing-duration>PT1M28S</meta:editing-duration>
    <meta:editing-cycles>1</meta:editing-cycles>
    <meta:document-statistic meta:table-count="2" meta:cell-count="324" meta:object-count="0"/>
    <meta:generator>LibreOffice/6.4.7.2$Linux_X86_64 LibreOffice_project/40$Build-2</meta:generator>
  </office:meta>
</office:document-meta>
</file>